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249cm" fo:min-width="1.507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1.249cm" fo:min-width="1.507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.5cm" fo:padding-left="0cm" fo:padding-right="0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8" style:family="graphic" style:parent-style-name="objectwithoutfill">
      <style:graphic-properties svg:stroke-color="#000000" draw:marker-end="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2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0.8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1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1.8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782cm" fo:min-width="7.12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16pt" style:font-size-complex="16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start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8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size="8pt" style:font-size-asian="16pt" style:font-size-complex="16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style:font-name="Arial3" fo:font-size="10pt" style:font-name-asian="Arial3" style:font-size-asian="18pt" style:font-name-complex="Arial3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556cm" svg:y1="16.203cm" svg:x2="9.556cm" svg:y2="14.004cm">
          <text:p/>
        </draw:line>
        <draw:custom-shape draw:style-name="gr2" draw:text-style-name="P3" draw:layer="layout" svg:width="2.007cm" svg:height="1.499cm" svg:x="7.996cm" svg:y="5.293cm">
          <text:p text:style-name="P2"><text:span text:style-name="T1">MIC</text:span></text:p>
          <text:p text:style-name="P2"><text:span text:style-name="T1">Gain</text:span></text:p>
          <text:p text:style-name="P2"><text:span text:style-name="T1">(M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1.5cm" svg:x="1.9cm" svg:y="15.5cm">
          <text:p text:style-name="P2"><text:span text:style-name="T1">Transmit Equalizer</text:span></text:p>
          <text:p text:style-name="P2"><text:span text:style-name="T1">(TX EQ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7.996cm" svg:y="7.788cm">
          <text:p text:style-name="P2"><text:span text:style-name="T1">VAC TX</text:span></text:p>
          <text:p text:style-name="P2"><text:span text:style-name="T1">Gai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07cm" svg:height="1.499cm" svg:x="4.893cm" svg:y="15.501cm">
          <text:p text:style-name="P2"><text:span text:style-name="T1">Level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07cm" svg:height="1.499cm" svg:x="15.065cm" svg:y="5.293cm">
          <text:p text:style-name="P2"><text:span text:style-name="T1">Downward Expander</text:span></text:p>
          <text:p text:style-name="P2"><text:span text:style-name="T1">(DEX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1.5cm" svg:x="7.9cm" svg:y="15.5cm">
          <text:p text:style-name="P2"><text:span text:style-name="T1">Continuous</text:span></text:p>
          <text:p text:style-name="P2"><text:span text:style-name="T1">Frequency</text:span></text:p>
          <text:p text:style-name="P2"><text:span text:style-name="T1">Compressor (CFC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07cm" svg:height="1.499cm" svg:x="10.9cm" svg:y="15.501cm">
          <text:p text:style-name="P2"><text:span text:style-name="T1">Post Equaliz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5cm" svg:x="11.048cm" svg:y="5.292cm">
          <text:p text:style-name="P2"><text:span text:style-name="T1">Phase Rot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3.082cm" svg:y="1.733cm">
          <text:p text:style-name="P2"><text:span text:style-name="T2">MIC</text:span></text:p>
          <text:p text:style-name="P2"><text:span text:style-name="T2">Level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cm" svg:height="2cm" svg:x="3.35cm" svg:y="12cm">
          <text:p text:style-name="P2"><text:span text:style-name="T2">EQ</text:span></text:p>
          <text:p text:style-name="P2"><text:span text:style-name="T2">Output</text:span></text:p>
          <text:p text:style-name="P2"><text:span text:style-name="T2">Level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cm" svg:height="2cm" svg:x="6.35cm" svg:y="12cm">
          <text:p text:style-name="P2"><text:span text:style-name="T2">Leveler</text:span></text:p>
          <text:p text:style-name="P2"><text:span text:style-name="T2">Output</text:span></text:p>
          <text:p text:style-name="P2"><text:span text:style-name="T2">Level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cm" svg:height="2cm" svg:x="22.85cm" svg:y="12cm">
          <text:p text:style-name="P2"><text:span text:style-name="T2">ALC</text:span></text:p>
          <text:p text:style-name="P2"><text:span text:style-name="T2">&amp;</text:span></text:p>
          <text:p text:style-name="P2"><text:span text:style-name="T2">ALC COMP</text:span></text:p>
          <text:p text:style-name="P2"><text:span text:style-name="T2">Me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cm" svg:height="2cm" svg:x="19.85cm" svg:y="12cm">
          <text:p text:style-name="P2"><text:span text:style-name="T2">COMP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995cm" svg:y1="8.538cm" svg:x2="10.451cm" svg:y2="8.538cm">
          <text:p/>
        </draw:line>
        <draw:line draw:style-name="gr8" draw:text-style-name="P1" draw:layer="layout" svg:x1="10.451cm" svg:y1="8.533cm" svg:x2="10.451cm" svg:y2="6.096cm">
          <text:p/>
        </draw:line>
        <draw:line draw:style-name="gr1" draw:text-style-name="P1" draw:layer="layout" svg:x1="0.9cm" svg:y1="16.25cm" svg:x2="1.9cm" svg:y2="16.25cm">
          <text:p/>
        </draw:line>
        <draw:line draw:style-name="gr1" draw:text-style-name="P1" draw:layer="layout" svg:x1="3.9cm" svg:y1="16.25cm" svg:x2="4.9cm" svg:y2="16.25cm">
          <text:p/>
        </draw:line>
        <draw:line draw:style-name="gr1" draw:text-style-name="P1" draw:layer="layout" svg:x1="6.9cm" svg:y1="16.25cm" svg:x2="7.9cm" svg:y2="16.25cm">
          <text:p/>
        </draw:line>
        <draw:line draw:style-name="gr1" draw:text-style-name="P1" draw:layer="layout" svg:x1="9.9cm" svg:y1="16.25cm" svg:x2="10.9cm" svg:y2="16.25cm">
          <text:p/>
        </draw:line>
        <draw:line draw:style-name="gr1" draw:text-style-name="P1" draw:layer="layout" svg:x1="15.9cm" svg:y1="16.25cm" svg:x2="16.9cm" svg:y2="16.25cm">
          <text:p/>
        </draw:line>
        <draw:line draw:style-name="gr1" draw:text-style-name="P1" draw:layer="layout" svg:x1="14.065cm" svg:y1="6.042cm" svg:x2="15.065cm" svg:y2="6.042cm">
          <text:p/>
        </draw:line>
        <draw:line draw:style-name="gr1" draw:text-style-name="P1" draw:layer="layout" svg:x1="21.9cm" svg:y1="16.25cm" svg:x2="22.9cm" svg:y2="16.25cm">
          <text:p/>
        </draw:line>
        <draw:line draw:style-name="gr1" draw:text-style-name="P1" draw:layer="layout" svg:x1="4.356cm" svg:y1="16.2cm" svg:x2="4.356cm" svg:y2="14.001cm">
          <text:p/>
        </draw:line>
        <draw:line draw:style-name="gr1" draw:text-style-name="P1" draw:layer="layout" svg:x1="7.356cm" svg:y1="16.201cm" svg:x2="7.356cm" svg:y2="14.002cm">
          <text:p/>
        </draw:line>
        <draw:line draw:style-name="gr1" draw:text-style-name="P1" draw:layer="layout" svg:x1="20.856cm" svg:y1="16.202cm" svg:x2="20.856cm" svg:y2="14.003cm">
          <text:p/>
        </draw:line>
        <draw:line draw:style-name="gr1" draw:text-style-name="P1" draw:layer="layout" svg:x1="23.856cm" svg:y1="16.203cm" svg:x2="23.856cm" svg:y2="14.004cm">
          <text:p/>
        </draw:line>
        <draw:custom-shape draw:style-name="gr9" draw:text-style-name="P3" draw:layer="layout" svg:width="2cm" svg:height="1.5cm" svg:x="22.9cm" svg:y="15.5cm">
          <text:p text:style-name="P2"><text:span text:style-name="T1">ALC</text:span></text:p>
          <text:p text:style-name="P2"><text:span text:style-name="T1">[4]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598cm" svg:height="0.641cm" svg:x="10.102cm" svg:y="5.722cm">
          <draw:text-box>
            <text:p><text:span text:style-name="T3">●</text:span></text:p>
          </draw:text-box>
        </draw:frame>
        <draw:frame draw:style-name="gr10" draw:text-style-name="P5" draw:layer="layout" svg:width="0.714cm" svg:height="0.641cm" svg:x="4.007cm" svg:y="15.93cm">
          <draw:text-box>
            <text:p><text:span text:style-name="T3">●</text:span></text:p>
          </draw:text-box>
        </draw:frame>
        <draw:frame draw:style-name="gr10" draw:text-style-name="P5" draw:layer="layout" svg:width="0.714cm" svg:height="0.641cm" svg:x="7.007cm" svg:y="15.93cm">
          <draw:text-box>
            <text:p><text:span text:style-name="T3">●</text:span></text:p>
          </draw:text-box>
        </draw:frame>
        <draw:custom-shape draw:style-name="gr2" draw:text-style-name="P3" draw:layer="layout" svg:width="2.007cm" svg:height="1.499cm" svg:x="4.948cm" svg:y="5.293cm">
          <text:p text:style-name="P2"><text:span text:style-name="T1">MIC</text:span></text:p>
          <text:p text:style-name="P2"><text:span text:style-name="T1">Boost</text:span></text:p>
          <text:p text:style-name="P2"><text:span text:style-name="T1">(20d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984cm" svg:y1="6.042cm" svg:x2="7.984cm" svg:y2="6.042cm">
          <text:p/>
        </draw:line>
        <draw:line draw:style-name="gr1" draw:text-style-name="P1" draw:layer="layout" svg:x1="3.984cm" svg:y1="6.042cm" svg:x2="4.984cm" svg:y2="6.042cm">
          <text:p/>
        </draw:line>
        <draw:line draw:style-name="gr1" draw:text-style-name="P1" draw:layer="layout" svg:x1="4.032cm" svg:y1="8.538cm" svg:x2="7.984cm" svg:y2="8.538cm">
          <text:p/>
        </draw:line>
        <draw:frame draw:style-name="gr11" draw:text-style-name="P6" draw:layer="layout" svg:width="1.353cm" svg:height="0.887cm" svg:x="2.8cm" svg:y="5.604cm">
          <draw:text-box>
            <text:p text:style-name="P2"><text:span text:style-name="T2">MIC</text:span></text:p>
            <text:p text:style-name="P2"><text:span text:style-name="T2">INPUT</text:span></text:p>
          </draw:text-box>
        </draw:frame>
        <draw:frame draw:style-name="gr11" draw:text-style-name="P6" draw:layer="layout" svg:width="1.353cm" svg:height="0.887cm" svg:x="2.816cm" svg:y="8.1cm">
          <draw:text-box>
            <text:p text:style-name="P2"><text:span text:style-name="T2">VAC</text:span></text:p>
            <text:p text:style-name="P2"><text:span text:style-name="T2">INPUT</text:span></text:p>
          </draw:text-box>
        </draw:frame>
        <draw:line draw:style-name="gr1" draw:text-style-name="P1" draw:layer="layout" svg:x1="10.048cm" svg:y1="6.042cm" svg:x2="11.048cm" svg:y2="6.042cm">
          <text:p/>
        </draw:line>
        <draw:line draw:style-name="gr1" draw:text-style-name="P1" draw:layer="layout" svg:x1="24.9cm" svg:y1="16.25cm" svg:x2="25.9cm" svg:y2="16.25cm">
          <text:p/>
        </draw:line>
        <draw:line draw:style-name="gr8" draw:text-style-name="P1" draw:layer="layout" svg:x1="0.896cm" svg:y1="11.137cm" svg:x2="18.084cm" svg:y2="11.176cm">
          <text:p/>
        </draw:line>
        <draw:line draw:style-name="gr8" draw:text-style-name="P1" draw:layer="layout" svg:x1="0.896cm" svg:y1="11.137cm" svg:x2="0.916cm" svg:y2="16.25cm">
          <text:p/>
        </draw:line>
        <draw:frame draw:style-name="gr12" draw:text-style-name="P6" draw:layer="layout" svg:width="1.666cm" svg:height="0.887cm" svg:x="25.908cm" svg:y="15.887cm">
          <draw:text-box>
            <text:p text:style-name="P2"><text:span text:style-name="T2">TX</text:span></text:p>
            <text:p text:style-name="P2"><text:span text:style-name="T2">OUTPUT</text:span></text:p>
          </draw:text-box>
        </draw:frame>
        <draw:frame draw:style-name="gr13" draw:text-style-name="P6" draw:layer="layout" svg:width="12.309cm" svg:height="0.569cm" svg:x="15.364cm" svg:y="20.112cm">
          <draw:text-box>
            <text:p text:style-name="P2"><text:span text:style-name="T2">POWERSDR MRX PS SSB &amp; AM AUDIO PROCESSING CHAIN REV. 5 WU2O 1 JUNE 2017</text:span></text:p>
          </draw:text-box>
        </draw:frame>
        <draw:line draw:style-name="gr1" draw:text-style-name="P1" draw:layer="layout" svg:x1="14.082cm" svg:y1="6.042cm" svg:x2="14.082cm" svg:y2="3.734cm">
          <text:p/>
        </draw:line>
        <draw:line draw:style-name="gr8" draw:text-style-name="P1" draw:layer="layout" svg:x1="10.451cm" svg:y1="8.534cm" svg:x2="10.451cm" svg:y2="6.054cm">
          <text:p/>
        </draw:line>
        <draw:line draw:style-name="gr8" draw:text-style-name="P1" draw:layer="layout" svg:x1="13.048cm" svg:y1="6.042cm" svg:x2="14.048cm" svg:y2="6.042cm">
          <text:p/>
        </draw:line>
        <draw:frame draw:style-name="gr10" draw:text-style-name="P7" draw:layer="layout" svg:width="0.98cm" svg:height="0.641cm" svg:x="13.752cm" svg:y="5.722cm">
          <draw:text-box>
            <text:p text:style-name="P2"><text:span text:style-name="T3">●</text:span></text:p>
          </draw:text-box>
        </draw:frame>
        <draw:custom-shape draw:style-name="gr5" draw:text-style-name="P3" draw:layer="layout" svg:width="2.007cm" svg:height="1.499cm" svg:x="13.9cm" svg:y="15.501cm">
          <text:p text:style-name="P2"><text:span text:style-name="T1">Transmit Filt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9cm" svg:y1="16.25cm" svg:x2="13.9cm" svg:y2="16.25cm">
          <text:p/>
        </draw:line>
        <draw:line draw:style-name="gr8" draw:text-style-name="P1" draw:layer="layout" svg:x1="17.084cm" svg:y1="6.042cm" svg:x2="18.084cm" svg:y2="6.042cm">
          <text:p/>
        </draw:line>
        <draw:line draw:style-name="gr8" draw:text-style-name="P1" draw:layer="layout" svg:x1="18.064cm" svg:y1="6.024cm" svg:x2="18.084cm" svg:y2="11.176cm">
          <text:p/>
        </draw:line>
        <draw:custom-shape draw:style-name="gr5" draw:text-style-name="P3" draw:layer="layout" svg:width="2.007cm" svg:height="1.499cm" svg:x="19.9cm" svg:y="15.501cm">
          <text:p text:style-name="P2"><text:span text:style-name="T1">CESSB</text:span></text:p>
          <text:p text:style-name="P2"><text:span text:style-name="T1">[1] [2] [3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9cm" svg:y1="16.25cm" svg:x2="19.9cm" svg:y2="16.25cm">
          <text:p/>
        </draw:line>
        <draw:frame draw:style-name="gr14" draw:text-style-name="P9" draw:layer="layout" svg:width="8.128cm" svg:height="2.54cm" svg:x="19.096cm" svg:y="4.272cm">
          <draw:text-box>
            <text:p text:style-name="P8"><text:span text:style-name="T2">NOTES:</text:span></text:p>
            <text:p text:style-name="P8"><text:span text:style-name="T2"/></text:p>
            <text:p text:style-name="P8"><text:span text:style-name="T2">[1] COMP AND CESSB, WHEN USED, INCLUDE BANDPASS FILTERING ON THE OUTPUT THAT MATCHES THE MAIN TRANSMIT FILTER.</text:span></text:p>
            <text:p text:style-name="P8"><text:span text:style-name="T2"/></text:p>
            <text:p text:style-name="P8"><text:span text:style-name="T2">[2] COMP MUST BE ACTIVATED, EVEN AT 0DB, FOR CESSB TO WORK.</text:span></text:p>
            <text:p text:style-name="P8"><text:span text:style-name="T2"/></text:p>
            <text:p text:style-name="P8"><text:span text:style-name="T2">[3] CESSB ONLY WORKS PROPERLY WHEN LINEAR PHASE FILTERS ARE SELECTED.</text:span></text:p>
            <text:p text:style-name="P8"><text:span text:style-name="T2"/></text:p>
            <text:p text:style-name="P8"><text:span text:style-name="T2">[4] ALC 0DB LIMIT MAY BE SAFELY EXCEEDED BY SEVERAL DB IF DESIRED; THE RESULTANT SOFT CLIPPING ACTS AS ADDITIONAL COMPRESSION ON THE SIGNAL.</text:span></text:p>
            <text:p text:style-name="P8"><text:span text:style-name="T2"/></text:p>
            <text:p text:style-name="P8"><text:span text:style-name="T2">[5] MEASURES THE PEAK COMPRESSION LEVEL LOOKING ACROSS THE FREQUENCY SPECTRUM.</text:span></text:p>
          </draw:text-box>
        </draw:frame>
        <draw:custom-shape draw:style-name="gr7" draw:text-style-name="P4" draw:layer="layout" svg:width="2cm" svg:height="2cm" svg:x="12.351cm" svg:y="12cm">
          <text:p text:style-name="P2"><text:span text:style-name="T2">CFC</text:span></text:p>
          <text:p text:style-name="P2"><text:span text:style-name="T2">Output</text:span></text:p>
          <text:p text:style-name="P2"><text:span text:style-name="T2">Level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357cm" svg:y1="16.201cm" svg:x2="13.357cm" svg:y2="14.002cm">
          <text:p/>
        </draw:line>
        <draw:frame draw:style-name="gr10" draw:text-style-name="P5" draw:layer="layout" svg:width="0.714cm" svg:height="0.641cm" svg:x="13.008cm" svg:y="15.93cm">
          <draw:text-box>
            <text:p><text:span text:style-name="T3">●</text:span></text:p>
          </draw:text-box>
        </draw:frame>
        <draw:custom-shape draw:style-name="gr7" draw:text-style-name="P4" draw:layer="layout" svg:width="2cm" svg:height="2cm" svg:x="8.551cm" svg:y="12.001cm">
          <text:p text:style-name="P2"><text:span text:style-name="T2">CFC COMP</text:span></text:p>
          <text:p text:style-name="P2"><text:span text:style-name="T2">Meter [5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51cm" svg:y1="15.678cm" svg:x2="20.178cm" svg:y2="13.782cm">
          <text:p/>
        </draw:line>
        <draw:custom-shape draw:style-name="gr6" draw:text-style-name="P3" draw:layer="layout" svg:width="2cm" svg:height="1.5cm" svg:x="16.9cm" svg:y="15.5cm">
          <text:p text:style-name="P2"><text:span text:style-name="T1">Compressor (COMP) [1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5M11S</meta:editing-duration>
    <meta:editing-cycles>15</meta:editing-cycles>
    <meta:generator>LibreOffice/5.2.3.3$Windows_x86 LibreOffice_project/d54a8868f08a7b39642414cf2c8ef2f228f780cf</meta:generator>
    <dc:date>2017-06-01T07:14:33.405000000</dc:date>
    <meta:document-statistic meta:object-count="83"/>
  </office:meta>
</office:document-meta>
</file>